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PFDinTextPro-Regular" svg:font-family="PFDinTextPro-Regular, 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fo:text-align="center" style:justify-single-word="false" style:page-number="auto"/>
      <style:text-properties style:font-name="Tinos" fo:font-weight="bold" officeooo:rsid="0083dd5b" officeooo:paragraph-rsid="0083dd5b" style:font-weight-asian="bold" style:font-weight-complex="bold"/>
    </style:style>
    <style:style style:name="P7" style:family="paragraph" style:parent-style-name="First_20_line_20_indent">
      <style:paragraph-properties fo:text-align="center" style:justify-single-word="false"/>
      <style:text-properties style:font-name="Tinos" fo:font-weight="bold" officeooo:rsid="0083dd5b" officeooo:paragraph-rsid="0083dd5b" style:font-weight-asian="bold" style:font-weight-complex="bold"/>
    </style:style>
    <style:style style:name="P8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  <style:text-properties style:font-name="Tinos" fo:font-size="12pt" fo:font-weight="bold" officeooo:paragraph-rsid="0083dd5b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style:font-name="Tinos" fo:font-size="12pt" fo:letter-spacing="normal" fo:font-style="normal" fo:font-weight="normal" officeooo:paragraph-rsid="0083dd5b" style:font-size-asian="12pt" style:font-size-complex="12pt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style:font-name="PFDinTextPro-Regular" fo:font-size="13.5pt" fo:letter-spacing="normal" fo:font-style="normal" fo:font-weight="normal"/>
    </style:style>
    <style:style style:name="T3" style:family="text">
      <style:text-properties fo:font-variant="normal" fo:text-transform="none" fo:color="#000000" fo:font-size="13.5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6" style:family="text">
      <style:text-properties officeooo:rsid="0083dd5b" style:font-size-asian="10.5pt" style:font-weight-asian="bold" style:font-size-complex="12pt" style:font-weight-complex="bold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ИСТОРИЯ СОЗДАНИЯ КАРТИНЫ «НАТЮРМОРТ С ДРАПИРОВКОЙ»</text:p>
      <text:p text:style-name="P7">ПОЛЬ СЕЗАНН</text:p>
      <text:p text:style-name="P7"/>
      <text:p text:style-name="P8"><text:span text:style-name="T6"><text:tab/></text:span><text:span text:style-name="T5">Для натюрмортов Сезанн использовал самые простые предметы – драпировки, компотницы, тарелки, молочник, яблоки, апельсины… Благодаря взгляду художника с разных углов создается впечатление, что предметы подвижны, но в то же время устойчивы и гармоничны.</text:span></text:p>
      <text:p text:style-name="P10">Чаще всего в натюрмортах Сезанна можно увидеть яблоки. Существует несколько версий, которые объясняют пристрастие художника к этому фрукту. Считается, что дружба писателя Эмиля Золя и Сезанна началась именно с яблок. Они учились в одной школе, над Золя издевались одноклассники, а Сезанн за него заступился. В благодарность Эмиль подарил Сезанну целую корзинку яблок.</text:p>
      <text:p text:style-name="P10"/>
      <text:p text:style-name="P10"><text:tab/>Также живописца привлекала простота их формы. Искусствовед Мейер Шапиро предлагает более психоаналитическую интерпретацию яблок в картинах Сезанна и связывает их изображение с эротизмом в творчестве художника: «Когда он писал яблоки, он мог, благодаря краскам и их различному расположению, выражать более широкую гамму состояния души: от строго созерцания – до чувственности и экстаза».</text:p>
      <text:p text:style-name="P10"/>
      <text:p text:style-name="P10"><text:tab/>Этюд к «Натюрморту с драпировкой» Сезанна находится в США в Фонде Барнса. По нему видно, насколько сильно окончательный вариант картины претерпел изменения. В «Натюрморте с драпировкой» Сезанн, как и в других работах, использует обычные предметы: ткани, белый расписанный цветами кувшин, яблоки, апельсины на двух тарелках. Стол, на котором они находятся кажется выпуклым и немного приподнятым</text:p>
      <text:p text:style-name="P10"/>
      <text:p text:style-name="P10"><text:tab/>Картину купил московский купец и коллекционер Иван Морозов. После Октябрьской революции его собрание было национализировано, и эта картина оказалась в Государственном музее нового западного искусства, а после расформирования музея в 1948 году была передана в Эрмитаж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PFDinTextPro-Regular" svg:font-family="PFDinTextPro-Regular, sans-serif"/>
    <style:font-face style:name="PT Astra Serif1" svg:font-family="'PT Astra Serif'" style:font-adornments="Regular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8756546895216">
            <table:table-cell table:style-name="TableBox108756546897200" office:value-type="string">
              <text:p text:style-name="MP5"/>
            </table:table-cell>
            <table:table-cell table:style-name="TableBox108756546904400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10:54:50.051518272</meta:creation-date>
    <dc:title>Default</dc:title>
    <meta:editing-cycles>2</meta:editing-cycles>
    <meta:editing-duration>PT7M44S</meta:editing-duration>
    <meta:generator>LibreOffice/6.4.7.2$Linux_X86_64 LibreOffice_project/40$Build-2</meta:generator>
    <dc:date>2024-05-16T11:02:41.521837211</dc:date>
    <meta:document-statistic meta:table-count="1" meta:image-count="0" meta:object-count="0" meta:page-count="1" meta:paragraph-count="17" meta:word-count="257" meta:character-count="1815" meta:non-whitespace-character-count="1569"/>
  </office:meta>
</office:document-meta>
</file>